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14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243cm"/>
    </style:style>
    <style:style style:name="gr8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604cm" svg:x="12.176cm" svg:y="6.08cm">
          <text:p text:style-name="P1"><text:span text:style-name="T1">Sprint</text:span></text:p>
          <text:p text:style-name="P1"><text:span text:style-name="T1">(Freitag – Freitag)</text:span></text:p>
          <draw:enhanced-geometry svg:viewBox="0 0 21600 21600" draw:text-areas="0 0 21600 21600" draw:mirror-horizontal="true" draw:type="circular-arrow" draw:modifiers="110.206371747308 65.5435596335713 8038.4209662795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2" draw:text-style-name="P2" draw:layer="layout" svg:width="4.614cm" svg:height="1.025cm" svg:x="2.129cm" svg:y="11.4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4.614cm" svg:height="1.025cm" svg:x="2.129cm" svg:y="10.55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4.614cm" svg:height="1.025cm" svg:x="2.129cm" svg:y="9.62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4.614cm" svg:height="1.025cm" svg:x="2.129cm" svg:y="8.70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4.614cm" svg:height="1.025cm" svg:x="2.129cm" svg:y="7.78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1" draw:layer="layout" svg:width="7.395cm" svg:height="1.479cm" svg:x="0.899cm" svg:y="6.245cm">
            <draw:text-box>
              <text:p text:style-name="P1"><text:span text:style-name="T1">Backlog</text:span></text:p>
              <text:p text:style-name="P1"><text:span text:style-name="T1">(User Stories + Bugs)</text:span></text:p>
            </draw:text-box>
          </draw:frame>
        </draw:g>
        <draw:custom-shape draw:style-name="gr4" draw:text-style-name="P2" draw:layer="layout" svg:width="5.12cm" svg:height="1.538cm" svg:x="18.145cm" svg:y="11.329cm">
          <text:p/>
          <draw:enhanced-geometry svg:viewBox="0 0 21600 21600" draw:text-areas="0 ?f0 ?f5 ?f2" draw:type="right-arrow" draw:modifiers="16493.0931647382 4793.704092339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615cm" svg:height="1.025cm" svg:x="7.884cm" svg:y="10.509cm">
          <text:p text:style-name="P1"><text:span text:style-name="T1">Sprint Backlog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6" draw:text-style-name="P2" draw:layer="layout" svg:width="4.614cm" svg:height="1.026cm" svg:x="23.573cm" svg:y="11.73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2" draw:layer="layout" svg:width="4.614cm" svg:height="1.026cm" svg:x="23.573cm" svg:y="10.81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2" draw:layer="layout" svg:width="4.614cm" svg:height="1.025cm" svg:x="23.573cm" svg:y="9.89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7" draw:text-style-name="P1" draw:layer="layout" svg:width="5.845cm" svg:height="1.493cm" svg:x="22.855cm" svg:y="8.356cm">
            <draw:text-box>
              <text:p text:style-name="P1"><text:span text:style-name="T1">Fertige User Stories + Bugs</text:span></text:p>
            </draw:text-box>
          </draw:frame>
        </draw:g>
        <draw:custom-shape draw:style-name="gr8" draw:text-style-name="P2" draw:layer="layout" svg:width="1.333cm" svg:height="0.718cm" svg:x="20.189cm" svg:y="11.739cm">
          <text:p/>
          <draw:enhanced-geometry svg:viewBox="0 0 21600 21600" draw:glue-points="10800 0 0 10800 10800 21600 21600 10800" draw:extrusion="false" draw:type="flowchart-process" draw:enhanced-path="M 0 0 L 21600 0 21600 21600 0 21600 0 0 Z N"/>
        </draw:custom-shape>
        <draw:custom-shape draw:style-name="gr9" draw:text-style-name="P1" draw:layer="layout" svg:width="2.965cm" svg:height="1.474cm" svg:x="22.336cm" svg:y="13.369cm">
          <text:p text:style-name="P1"><text:span text:style-name="T1">Sprint</text:span></text:p>
          <text:p text:style-name="P1"><text:span text:style-name="T1">Review</text:span></text:p>
          <draw:enhanced-geometry svg:viewBox="0 0 21600 21600" draw:mirror-horizontal="false" draw:type="line-callout-1" draw:modifiers="-11892.3803101821 -17236.0677966102 -1806.06877950101 8112.8135593220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" draw:text-style-name="P1" draw:layer="layout" svg:width="2.032cm" svg:height="1.905cm" svg:x="14.335cm" svg:y="4.81cm">
          <text:p text:style-name="P1"><text:span text:style-name="T1">Daily</text:span></text:p>
          <draw:enhanced-geometry svg:viewBox="0 0 21600 21600" draw:text-areas="0 0 21600 21600" draw:type="circular-arrow" draw:modifiers="106.454857377225 54.2209303885498 6914.5934091526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4.927cm" svg:height="1.538cm" svg:x="7.884cm" svg:y="11.3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ivi </meta:initial-creator>
    <meta:creation-date>2012-07-17T12:01:09</meta:creation-date>
    <dc:date>2012-07-17T13:41:55</dc:date>
    <dc:creator>zivi </dc:creator>
    <meta:editing-duration>PT25M18S</meta:editing-duration>
    <meta:editing-cycles>6</meta:editing-cycles>
    <meta:generator>LibreOffice/3.5$Linux_X86_64 LibreOffice_project/350m1$Build-2</meta:generator>
    <meta:document-statistic meta:object-count="19"/>
  </office:meta>
</office:document-meta>
</file>